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6" style:family="table-cell" style:parent-style-name="Default"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ing Method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mitre saw</text:p>
          </table:table-cell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mitre saw</text:p>
          </table:table-cell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10-21T00:50:35.122000000</dc:date>
    <meta:editing-duration>PT22H28M5S</meta:editing-duration>
    <meta:editing-cycles>66</meta:editing-cycles>
    <meta:generator>LibreOffice/24.2.4.2$Windows_X86_64 LibreOffice_project/51a6219feb6075d9a4c46691dcfe0cd9c4fff3c2</meta:generator>
    <meta:document-statistic meta:table-count="2" meta:cell-count="383" meta:object-count="0"/>
  </office:meta>
</office:document-meta>
</file>